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Text_20_body">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sm1</text:p>
      <text:p text:style-name="Text_20_body">Greetings, I go by the name of Francis, hailing from the Zeta Reticuli. Anime and light novels hold a special place in my heart, serving as beloved pastimes. Among my academic pursuits, the statistics class stood out, as delving into data interpretation with Python emulated the essence of genuine scientific exploration. In the subsequent sections, I will elaborate on the Software Development Life Cycle (SDLC), shed light on the process of Joint Application Design (JAD), delve into the methodologies of gathering requirements, and touch upon the ethical considerations entwined within.</text:p>
      <text:p text:style-name="P3">The SDLC</text:p>
      <text:list xml:id="list265055369" text:style-name="L1">
        <text:list-item>
          <text:p text:style-name="P4"><text:span text:style-name="T1">Requirements Gathering</text:span>: This initial phase involves understanding and documenting the needs and expectations of stakeholders, including end-users, clients, and project managers. Clear and comprehensive requirements are crucial to ensure that the final product aligns with user expectations.</text:p>
        </text:list-item>
        <text:list-item>
          <text:p text:style-name="P4"><text:span text:style-name="T1">Planning</text:span>: In this phase, project scope, timeline, resources, budget, and potential risks are defined. A project plan is created to outline the entire development process, including tasks, responsibilities, and milestones.</text:p>
        </text:list-item>
        <text:list-item>
          <text:p text:style-name="P4"><text:span text:style-name="T1">Design</text:span>: During the design phase, the system architecture, components, and user interface are planned in detail. This phase aims to create a blueprint that developers can follow to build the software.</text:p>
        </text:list-item>
        <text:list-item>
          <text:p text:style-name="P4"><text:span text:style-name="T1">Implementation (Coding)</text:span>: This phase involves actual coding based on the design specifications. Developers write the code according to industry best practices and coding standards. Regular code reviews and testing help ensure the quality of the codebase.</text:p>
        </text:list-item>
        <text:list-item>
          <text:p text:style-name="P4"><text:span text:style-name="T1">Testing</text:span>: In this phase, the software is rigorously tested to identify and rectify defects, ensuring that it functions as intended. Different types of testing, such as unit testing, integration testing, system testing, and user acceptance testing, are performed to ensure a reliable and stable product.</text:p>
        </text:list-item>
        <text:list-item>
          <text:p text:style-name="P4"><text:span text:style-name="T1">Deployment</text:span>: Once the software passes all testing phases, it is deployed to the production environment. This involves making the software available to end-users while ensuring that it operates smoothly and securely.</text:p>
        </text:list-item>
        <text:list-item>
          <text:p text:style-name="P4"><text:span text:style-name="T1">Maintenance and Support</text:span>: After deployment, the software enters the maintenance phase. Updates, bug fixes, security patches, and improvements are made as needed to address issues and accommodate evolving requirements.</text:p>
        </text:list-item>
      </text:list>
      <text:p text:style-name="P2">The JAD</text:p>
      <text:list xml:id="list836697945" text:style-name="L2">
        <text:list-item>
          <text:p text:style-name="P5"><text:span text:style-name="T1">Preparation</text:span>: Before the JAD session, the facilitator and the project team identify the stakeholders who should participate. They also create an agenda and prepare materials that will be used during the session. This could include project documentation, mockups, <text:soft-page-break/>and any relevant background information.</text:p>
        </text:list-item>
        <text:list-item>
          <text:p text:style-name="P5"><text:span text:style-name="T1">Session Facilitation</text:span>: A skilled facilitator leads the JAD session, ensuring that the discussions stay focused and productive. The facilitator guides participants through various topics related to the project, such as user requirements, system functionalities, business rules, and potential challenges.</text:p>
        </text:list-item>
        <text:list-item>
          <text:p text:style-name="P5"><text:span text:style-name="T1">Requirements Elicitation</text:span>: During the session, stakeholders share their insights, needs, and expectations regarding the software system. Discussions can lead to a deeper understanding of user workflows, pain points, and specific features that should be incorporated into the software.</text:p>
        </text:list-item>
        <text:list-item>
          <text:p text:style-name="P5"><text:span text:style-name="T1">Collaborative Design</text:span>: JAD sessions often involve collaborative design exercises. Participants can work together to create sketches, diagrams, or mockups of the user interface and system workflows. This visual representation helps ensure that all parties have a shared vision of the end product.</text:p>
        </text:list-item>
        <text:list-item>
          <text:p text:style-name="P5"><text:span text:style-name="T1">Decision-Making</text:span>: As discussions unfold, decisions are made collectively. This can include prioritizing features, setting project milestones, resolving conflicting requirements, and addressing any concerns that arise.</text:p>
        </text:list-item>
        <text:list-item>
          <text:p text:style-name="P5"><text:span text:style-name="T1">Documentation</text:span>: The information discussed and decisions made during the JAD session are documented thoroughly. This documentation serves as a reference point for the development team and helps ensure that the project remains aligned with stakeholder expectations.</text:p>
        </text:list-item>
        <text:list-item>
          <text:p text:style-name="P5"><text:span text:style-name="T1">Follow-Up</text:span>: After the JAD session, the facilitator and the project team review the documentation and incorporate the insights gained into the project’s requirements and design documents. This helps maintain a clear link between the discussions and the actual development work.</text:p>
        </text:list-item>
      </text:list>
      <text:p text:style-name="First_20_paragraph">The JAD approach is beneficial for several reasons:</text:p>
      <text:list xml:id="list1062533388" text:style-name="L3">
        <text:list-item>
          <text:p text:style-name="P6"><text:span text:style-name="T1">Efficiency</text:span>: JAD sessions can accelerate the requirements gathering process by bringing all stakeholders together in a focused setting.</text:p>
        </text:list-item>
        <text:list-item>
          <text:p text:style-name="P6"><text:span text:style-name="T1">Collaboration</text:span>: By involving all relevant parties, JAD promotes open communication and reduces misunderstandings between developers and users.</text:p>
        </text:list-item>
        <text:list-item>
          <text:p text:style-name="P6"><text:span text:style-name="T1">Clarity</text:span>: JAD sessions ensure that everyone has a clear understanding of the project’s objectives, reducing the likelihood of scope creep or misaligned expectations.</text:p>
        </text:list-item>
        <text:list-item>
          <text:p text:style-name="P6"><text:span text:style-name="T1">Rapid Decision-Making</text:span>: By facilitating real-time discussions and decision-making, JAD helps resolve issues and make progress quickly.</text:p>
        </text:list-item>
      </text:list>
      <text:p text:style-name="P2">Methodologies of Gathering Requirements:</text:p>
      <text:list xml:id="list211954599" text:style-name="L4">
        <text:list-item>
          <text:p text:style-name="P7"><text:span text:style-name="T1">Interviews</text:span>: One-on-one interviews with stakeholders, including end-users, clients, and subject matter experts, provide a direct and personalized way to gather detailed information about their needs, preferences, and expectations.</text:p>
        </text:list-item>
        <text:list-item>
          <text:p text:style-name="P7"><text:span text:style-name="T1">Surveys and Questionnaires</text:span>: Surveys allow developers to collect input from a larger group of stakeholders, providing insights into their preferences and priorities. Careful <text:soft-page-break/>design of survey questions is essential to ensure accurate and meaningful responses.</text:p>
        </text:list-item>
        <text:list-item>
          <text:p text:style-name="P7"><text:span text:style-name="T1">Workshops and Focus Groups</text:span>: Collaborative workshops and focus groups bring stakeholders together to discuss their requirements and preferences. These sessions can lead to dynamic discussions and insights that might not surface in individual interviews.</text:p>
        </text:list-item>
        <text:list-item>
          <text:p text:style-name="P7"><text:span text:style-name="T1">Observation</text:span>: By directly observing users in their work environment, developers can gain a deeper understanding of their workflows, pain points, and interactions with the current systems.</text:p>
        </text:list-item>
        <text:list-item>
          <text:p text:style-name="P7"><text:span text:style-name="T1">Prototyping</text:span>: Creating a prototype or mockup of the software early in the process allows stakeholders to interact with a tangible representation of the product. Feedback from this interaction can provide valuable insights for refining requirements.</text:p>
        </text:list-item>
        <text:list-item>
          <text:p text:style-name="P7"><text:span text:style-name="T1">Document Analysis</text:span>: Reviewing existing documents, such as business reports, user manuals, and process documents, can provide valuable insights into existing practices and requirements.</text:p>
        </text:list-item>
        <text:list-item>
          <text:p text:style-name="P7"><text:span text:style-name="T1">Use Cases and User Stories</text:span>: Developing detailed use cases or user stories helps capture specific interactions and scenarios that the software must support, ensuring that all essential functionality is considered.</text:p>
        </text:list-item>
      </text:list>
      <text:p text:style-name="P2">Ethical Considerations:</text:p>
      <text:list xml:id="list1064820126" text:style-name="L5">
        <text:list-item>
          <text:p text:style-name="P8"><text:span text:style-name="T1">Inclusivity and Diversity</text:span>: Ensure that the requirements gathering process includes diverse perspectives and represents the needs of all stakeholders, including different user groups and individuals with varying abilities.</text:p>
        </text:list-item>
        <text:list-item>
          <text:p text:style-name="P8"><text:span text:style-name="T1">Transparency</text:span>: Be transparent about the purpose of gathering requirements, how the information will be used, and how stakeholders’ input will influence the final product.</text:p>
        </text:list-item>
        <text:list-item>
          <text:p text:style-name="P8"><text:span text:style-name="T1">Privacy and Data Security</text:span>: Respect the privacy of stakeholders and handle any personal or sensitive information in a secure and responsible manner, adhering to data protection regulations.</text:p>
        </text:list-item>
        <text:list-item>
          <text:p text:style-name="P8"><text:span text:style-name="T1">Informed Consent</text:span>: Obtain informed consent from stakeholders before collecting their data or involving them in requirements gathering activities. Clearly explain the process, purpose, and potential outcomes.</text:p>
        </text:list-item>
        <text:list-item>
          <text:p text:style-name="P8"><text:span text:style-name="T1">Confidentiality</text:span>: Ensure that any proprietary or confidential information shared during the requirements gathering process is handled with the utmost confidentiality and not disclosed without proper authorization.</text:p>
        </text:list-item>
        <text:list-item>
          <text:p text:style-name="P8"><text:span text:style-name="T1">Respect for Cultural Sensitivities</text:span>: Be aware of and respectful toward cultural differences that might influence how stakeholders communicate their requirements and expectations.</text:p>
        </text:list-item>
        <text:list-item>
          <text:p text:style-name="P8"><text:span text:style-name="T1">Empowerment and Agency</text:span>: Empower stakeholders to express their needs and concerns freely. Avoid imposing assumptions or solutions on them.</text:p>
        </text:list-item>
        <text:list-item>
          <text:p text:style-name="P8"><text:soft-page-break/><text:span text:style-name="T1">Accountability</text:span>: Ensure that the collected requirements accurately represent stakeholders’ inputs and that the final product aligns with these requirements.</text:p>
        </text:list-item>
      </text:list>
      <text:p text:style-name="P2">ethical considerations</text:p>
      <text:list xml:id="list2077469935" text:style-name="L6">
        <text:list-item>
          <text:p text:style-name="P9"><text:span text:style-name="T1">Data Privacy and Security</text:span>: To address concerns about data theft, infringement, and unauthorized access, you could emphasize the steps your team takes to ensure data security. Explain that you follow best practices for encryption, secure authentication methods, and maintaining the confidentiality of sensitive information. You could also ask for the client’s input on the level of security they desire and discuss the measures you have in place to safeguard their data.</text:p>
        </text:list-item>
        <text:list-item>
          <text:p text:style-name="P9"><text:span text:style-name="T1">Informed Consent</text:span>: When collecting requirements, explicitly mention your commitment to obtaining informed consent from users regarding data collection and usage. Explain how you plan to use the collected data, and ensure users have a clear understanding of their rights and options. This will build trust and transparency.</text:p>
        </text:list-item>
        <text:list-item>
          <text:p text:style-name="P9"><text:span text:style-name="T1">Data Bias</text:span>: Address the potential for bias in data collection by discussing how you plan to maintain objectivity and minimize bias in the data analysis process. Highlight any measures you take to ensure a fair representation of different user groups and perspectives.</text:p>
        </text:list-item>
      </text:list>
      <text:p text:style-name="First_20_paragraph"/>
      <text:p text:style-name="P3">additional strategies</text:p>
      <text:list xml:id="list2616193035" text:style-name="L7">
        <text:list-item>
          <text:p text:style-name="P10"><text:span text:style-name="T1">User Surveys</text:span>: Design surveys that allow potential app users to provide feedback on their preferences, needs, and challenges related to a driver course study app. This could provide insights into the app’s potential features and functionalities.</text:p>
        </text:list-item>
        <text:list-item>
          <text:p text:style-name="P10"><text:span text:style-name="T1">Focus Groups</text:span>: Organize focus groups with individuals who have experience with driver courses or related apps. This can lead to dynamic discussions where participants share their opinions, expectations, and pain points.</text:p>
        </text:list-item>
        <text:list-item>
          <text:p text:style-name="P10"><text:span text:style-name="T1">Usability Testing</text:span>: Develop a prototype of the app and conduct usability testing with a diverse group of potential users. This hands-on approach can reveal usability issues, user preferences, and areas for improvement.</text:p>
        </text:list-item>
        <text:list-item>
          <text:p text:style-name="P10"><text:span text:style-name="T1">Competitor Analysis</text:span>: Study existing driver course study apps to identify what features they offer and what gaps they might have. This can help you tailor your app to stand out and address unmet needs.</text:p>
        </text:list-item>
      </text:list>
      <text:p text:style-name="P2">additional questions</text:p>
      <text:list xml:id="list3833877475" text:style-name="L8">
        <text:list-item>
          <text:p text:style-name="P11">What specific challenges or difficulties have you faced when studying for driver courses in the past?</text:p>
        </text:list-item>
        <text:list-item>
          <text:p text:style-name="P11">Are there any features from existing study apps that you particularly liked or disliked?</text:p>
        </text:list-item>
        <text:list-item>
          <text:p text:style-name="P11">What type of content or resources do you believe would enhance your learning experience while using a study app?</text:p>
        </text:list-item>
        <text:list-item>
          <text:p text:style-name="P11">How do you envision the app assisting you in retaining and understanding key concepts from the driver course material?</text:p>
        </text:list-item>
        <text:list-item>
          <text:p text:style-name="P11"><text:soft-page-break/>Would you prefer a gamified approach to learning, such as quizzes or challenges, within the app?</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dissm1</dc:title>
    <dc:description/>
    <dc:subject/>
    <meta:keyword/>
    <meta:initial-creator/>
    <meta:creation-date>2023-08-21T18:20:31Z</meta:creation-date>
    <dc:date>2023-08-21T14:28:40.265314992</dc:date>
    <meta:editing-duration>PT8M</meta:editing-duration>
    <meta:editing-cycles>1</meta:editing-cycles>
    <meta:document-statistic meta:table-count="0" meta:image-count="0" meta:object-count="0" meta:page-count="5" meta:paragraph-count="56" meta:word-count="1516" meta:character-count="10550" meta:non-whitespace-character-count="9134"/>
    <meta:user-defined meta:name="generator">pandoc</meta:user-defined>
    <meta:user-defined meta:name="viewport">width=device-width, initial-scale=1.0, user-scalable=yes</meta:user-defined>
  </office:meta>
</office:document-meta>
</file>